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2353" officeooo:paragraph-rsid="00102353"/>
    </style:style>
    <style:style style:name="P2" style:family="paragraph" style:parent-style-name="Standard">
      <style:text-properties fo:font-style="normal" officeooo:rsid="0011ab89" officeooo:paragraph-rsid="0011ab89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1ab89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1ab89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m dos parâmetros do simulador configurado foi o <text:span text:style-name="T1">rngSeed</text:span>. É a partir deste parâmetro que os elementos aleatórios da simulação (como os caminhos tomados pelos nós) são gerados. Sem a configuração do <text:span text:style-name="T1">rngSeed, </text:span><text:span text:style-name="T3">em sucessivas simulações, cada nó faria exatamente os mesmo percurso, perdendo-se assim algum valor na fiabilidade da simulação. </text:span></text:p>
      <text:p text:style-name="P1"><text:span text:style-name="T3">Com o </text:span><text:span text:style-name="T1">rngSeed</text:span><text:span text:style-name="T3"> inalterado, as estatísticas obtidas como atraso mínimo e médio ficariam iguais, apenas o atraso máximo variava cada vez que era utilizado um </text:span><text:span text:style-name="T2">time-to-live</text:span><text:span text:style-name="T3"> diferente, </text:span><text:span text:style-name="T4">devido a esse atraso estar associado ao </text:span><text:span text:style-name="T2">time-to-live.</text:span></text:p>
      <text:p text:style-name="P2">Assim, o facto de os resultados obtidos serem semelhantes, mesmo utilizando simulações diferentes, apoia a fiabilidade da configuração utiliza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12:19:07.034196232</meta:creation-date>
    <dc:date>2018-06-05T12:35:53.164443888</dc:date>
    <meta:editing-duration>PT6M35S</meta:editing-duration>
    <meta:editing-cycles>1</meta:editing-cycles>
    <meta:document-statistic meta:table-count="0" meta:image-count="0" meta:object-count="0" meta:page-count="1" meta:paragraph-count="3" meta:word-count="105" meta:character-count="713" meta:non-whitespace-character-count="610"/>
    <meta:generator>LibreOffice/5.1.6.2$Linux_X86_64 LibreOffice_project/10m0$Build-2</meta:generator>
  </office:meta>
</office:document-meta>
</file>